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764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3">
      <style:table-cell-properties fo:border-bottom="0.06pt solid #000000" fo:background-color="#ffffff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3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Hosts</text:p>
          </table:table-cell>
          <table:table-cell table:style-name="ce3" office:value-type="string" calcext:value-type="string" table:number-columns-spanned="4" table:number-rows-spanned="1">
            <text:p>Last non null submask octet</text:p>
          </table:table-cell>
          <table:covered-table-cell table:number-columns-repeated="2" table:style-name="ce1"/>
          <table:covered-table-cell table:style-name="ce6"/>
          <table:table-cell table:style-name="ce6" office:value-type="string" calcext:value-type="string" table:number-columns-spanned="2" table:number-rows-spanned="1">
            <text:p>CIDR</text:p>
          </table:table-cell>
          <table:covered-table-cell table:style-name="ce1"/>
          <table:table-cell/>
        </table:table-row>
        <table:table-row table:style-name="ro3">
          <table:table-cell/>
          <table:table-cell table:style-name="ce2" table:formula="of:=2^(32-[.H3])-2" office:value-type="float" office:value="-1" calcext:value-type="float">
            <text:p>-1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55" calcext:value-type="float">
            <text:p>255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table-cell table:style-name="ce2" table:formula="of:=2^(32-[.H4])-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54" calcext:value-type="float">
            <text:p>254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table:style-name="ce2" table:formula="of:=2^(32-[.H5])-2" office:value-type="float" office:value="2" calcext:value-type="float">
            <text:p>2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52" calcext:value-type="float">
            <text:p>252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table:style-name="ce2" table:formula="of:=2^(32-[.H6])-2" office:value-type="float" office:value="6" calcext:value-type="float">
            <text:p>6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48" calcext:value-type="float">
            <text:p>248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table-cell table:style-name="ce2" table:formula="of:=2^(32-[.H7])-2" office:value-type="float" office:value="14" calcext:value-type="float">
            <text:p>14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40" calcext:value-type="float">
            <text:p>24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table:style-name="ce2" table:formula="of:=2^(32-[.H8])-2" office:value-type="float" office:value="30" calcext:value-type="float">
            <text:p>30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224" calcext:value-type="float">
            <text:p>224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table-cell table:style-name="ce2" table:formula="of:=2^(32-[.H9])-2" office:value-type="float" office:value="62" calcext:value-type="float">
            <text:p>62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192" calcext:value-type="float">
            <text:p>192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6" calcext:value-type="float">
            <text:p>26</text:p>
          </table:table-cell>
          <table:table-cell/>
        </table:table-row>
        <table:table-row table:style-name="ro3">
          <table:table-cell/>
          <table:table-cell table:style-name="ce2" table:formula="of:=2^(32-[.H10])-2" office:value-type="float" office:value="126" calcext:value-type="float">
            <text:p>126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128" calcext:value-type="float">
            <text:p>128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table-cell table:style-name="ce2" table:formula="of:=2^(32-[.H11])-2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table-cell table:style-name="ce2" table:formula="of:=2^(32-[.H12])-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54" calcext:value-type="float">
            <text:p>254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3" calcext:value-type="float">
            <text:p>23</text:p>
          </table:table-cell>
          <table:table-cell/>
        </table:table-row>
        <table:table-row table:style-name="ro3">
          <table:table-cell/>
          <table:table-cell table:style-name="ce2" table:formula="of:=2^(32-[.H13])-2" office:value-type="float" office:value="1022" calcext:value-type="float">
            <text:p>1,022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52" calcext:value-type="float">
            <text:p>25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2" calcext:value-type="float">
            <text:p>22</text:p>
          </table:table-cell>
          <table:table-cell/>
        </table:table-row>
        <table:table-row table:style-name="ro3">
          <table:table-cell/>
          <table:table-cell table:style-name="ce2" table:formula="of:=2^(32-[.H14])-2" office:value-type="float" office:value="2046" calcext:value-type="float">
            <text:p>2,046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48" calcext:value-type="float">
            <text:p>24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1" calcext:value-type="float">
            <text:p>21</text:p>
          </table:table-cell>
          <table:table-cell/>
        </table:table-row>
        <table:table-row table:style-name="ro3">
          <table:table-cell/>
          <table:table-cell table:style-name="ce2" table:formula="of:=2^(32-[.H15])-2" office:value-type="float" office:value="4094" calcext:value-type="float">
            <text:p>4,094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40" calcext:value-type="float">
            <text:p>24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0" calcext:value-type="float">
            <text:p>20</text:p>
          </table:table-cell>
          <table:table-cell/>
        </table:table-row>
        <table:table-row table:style-name="ro3">
          <table:table-cell/>
          <table:table-cell table:style-name="ce2" table:formula="of:=2^(32-[.H16])-2" office:value-type="float" office:value="8190" calcext:value-type="float">
            <text:p>8,190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24" calcext:value-type="float">
            <text:p>224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9" calcext:value-type="float">
            <text:p>19</text:p>
          </table:table-cell>
          <table:table-cell/>
        </table:table-row>
        <table:table-row table:style-name="ro3">
          <table:table-cell/>
          <table:table-cell table:style-name="ce2" table:formula="of:=2^(32-[.H17])-2" office:value-type="float" office:value="16382" calcext:value-type="float">
            <text:p>16,382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3">
          <table:table-cell/>
          <table:table-cell table:style-name="ce2" table:formula="of:=2^(32-[.H18])-2" office:value-type="float" office:value="32766" calcext:value-type="float">
            <text:p>32,766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28" calcext:value-type="float">
            <text:p>12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7" calcext:value-type="float">
            <text:p>17</text:p>
          </table:table-cell>
          <table:table-cell/>
        </table:table-row>
        <table:table-row table:style-name="ro3">
          <table:table-cell/>
          <table:table-cell table:style-name="ce2" table:formula="of:=2^(32-[.H19])-2" office:value-type="float" office:value="65534" calcext:value-type="float">
            <text:p>65,534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6" calcext:value-type="float">
            <text:p>16</text:p>
          </table:table-cell>
          <table:table-cell/>
        </table:table-row>
        <table:table-row table:style-name="ro3">
          <table:table-cell/>
          <table:table-cell table:style-name="ce2" table:formula="of:=2^(32-[.H20])-2" office:value-type="float" office:value="131070" calcext:value-type="float">
            <text:p>131,070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5" calcext:value-type="float">
            <text:p>15</text:p>
          </table:table-cell>
          <table:table-cell/>
        </table:table-row>
        <table:table-row table:style-name="ro3">
          <table:table-cell/>
          <table:table-cell table:style-name="ce2" table:formula="of:=2^(32-[.H21])-2" office:value-type="float" office:value="262142" calcext:value-type="float">
            <text:p>262,142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4" calcext:value-type="float">
            <text:p>14</text:p>
          </table:table-cell>
          <table:table-cell/>
        </table:table-row>
        <table:table-row table:style-name="ro3">
          <table:table-cell/>
          <table:table-cell table:style-name="ce2" table:formula="of:=2^(32-[.H22])-2" office:value-type="float" office:value="524286" calcext:value-type="float">
            <text:p>524,286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table:formula="of:=2^(32-[.H23])-2" office:value-type="float" office:value="1048574" calcext:value-type="float">
            <text:p>1,048,574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3">
          <table:table-cell/>
          <table:table-cell table:style-name="ce2" table:formula="of:=2^(32-[.H24])-2" office:value-type="float" office:value="2097150" calcext:value-type="float">
            <text:p>2,097,150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table:style-name="ce2" table:formula="of:=2^(32-[.H25])-2" office:value-type="float" office:value="4194302" calcext:value-type="float">
            <text:p>4,194,302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table:style-name="ce2" table:formula="of:=2^(32-[.H26])-2" office:value-type="float" office:value="8388606" calcext:value-type="float">
            <text:p>8,388,606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table-cell table:style-name="ce2" table:formula="of:=2^(32-[.H27])-2" office:value-type="float" office:value="16777214" calcext:value-type="float">
            <text:p>16,777,214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table:style-name="ce2" table:formula="of:=2^(32-[.H28])-2" office:value-type="float" office:value="33554430" calcext:value-type="float">
            <text:p>33,554,430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table:style-name="ce2" table:formula="of:=2^(32-[.H29])-2" office:value-type="float" office:value="67108862" calcext:value-type="float">
            <text:p>67,108,862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table-cell table:style-name="ce2" table:formula="of:=2^(32-[.H30])-2" office:value-type="float" office:value="134217726" calcext:value-type="float">
            <text:p>134,217,726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table-cell table:style-name="ce2" table:formula="of:=2^(32-[.H31])-2" office:value-type="float" office:value="268435454" calcext:value-type="float">
            <text:p>268,435,454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table:style-name="ce2" table:formula="of:=2^(32-[.H32])-2" office:value-type="float" office:value="536870910" calcext:value-type="float">
            <text:p>536,870,910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3">
          <table:table-cell/>
          <table:table-cell table:style-name="ce2" table:formula="of:=2^(32-[.H33])-2" office:value-type="float" office:value="1073741822" calcext:value-type="float">
            <text:p>1,073,741,822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2" table:formula="of:=2^(32-[.H34])-2" office:value-type="float" office:value="2147483646" calcext:value-type="float">
            <text:p>2,147,483,646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2" table:formula="of:=2^(32-[.H35])-2" office:value-type="float" office:value="4294967294" calcext:value-type="float">
            <text:p>4,294,967,29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zias </meta:initial-creator>
    <meta:creation-date>2014-11-16T16:51:37.366231113</meta:creation-date>
    <dc:date>2014-11-16T17:10:37.151188666</dc:date>
    <dc:creator>auzias </dc:creator>
    <meta:editing-duration>PT3M7S</meta:editing-duration>
    <meta:editing-cycles>1</meta:editing-cycles>
    <meta:document-statistic meta:table-count="1" meta:cell-count="234" meta:object-count="0"/>
    <meta:generator>LibreOffice/4.1.3.2$Linux_X86_64 LibreOffice_project/410m0$Build-2</meta:generator>
  </office:meta>
</office:document-meta>
</file>